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ee484" officeooo:paragraph-rsid="000ee484"/>
    </style:style>
    <style:style style:name="P2" style:family="paragraph" style:parent-style-name="Standard">
      <style:text-properties officeooo:rsid="0010cc96" officeooo:paragraph-rsid="0010cc96"/>
    </style:style>
    <style:style style:name="P3" style:family="paragraph" style:parent-style-name="Standard">
      <style:text-properties officeooo:rsid="0010d441" officeooo:paragraph-rsid="0010d441"/>
    </style:style>
    <style:style style:name="P4" style:family="paragraph" style:parent-style-name="Standard">
      <style:text-properties officeooo:rsid="0010d441" officeooo:paragraph-rsid="0011c532"/>
    </style:style>
    <style:style style:name="P5" style:family="paragraph" style:parent-style-name="Standard">
      <style:text-properties officeooo:rsid="0010d441" officeooo:paragraph-rsid="00115112"/>
    </style:style>
    <style:style style:name="P6" style:family="paragraph" style:parent-style-name="Standard">
      <style:text-properties officeooo:rsid="00115112" officeooo:paragraph-rsid="00115112"/>
    </style:style>
    <style:style style:name="P7" style:family="paragraph" style:parent-style-name="Standard">
      <style:text-properties officeooo:rsid="0011c532" officeooo:paragraph-rsid="0011c532"/>
    </style:style>
    <style:style style:name="P8" style:family="paragraph" style:parent-style-name="Standard" style:list-style-name="L1">
      <style:text-properties officeooo:rsid="000ee484" officeooo:paragraph-rsid="000ee484"/>
    </style:style>
    <style:style style:name="P9" style:family="paragraph" style:parent-style-name="Standard" style:list-style-name="L2">
      <style:text-properties officeooo:rsid="0010cc96" officeooo:paragraph-rsid="0010cc96"/>
    </style:style>
    <style:style style:name="P10" style:family="paragraph" style:parent-style-name="Standard" style:list-style-name="L3">
      <style:text-properties officeooo:rsid="0010cc96" officeooo:paragraph-rsid="0010cc96"/>
    </style:style>
    <style:style style:name="P11" style:family="paragraph" style:parent-style-name="Standard" style:list-style-name="L4">
      <style:text-properties officeooo:rsid="0011c532" officeooo:paragraph-rsid="0011c532"/>
    </style:style>
    <style:style style:name="P12" style:family="paragraph" style:parent-style-name="Standard">
      <style:text-properties officeooo:rsid="0011c532" officeooo:paragraph-rsid="0011c532"/>
    </style:style>
    <style:style style:name="P13" style:family="paragraph" style:parent-style-name="Standard" style:list-style-name="L4">
      <style:text-properties officeooo:rsid="00124964" officeooo:paragraph-rsid="00124964"/>
    </style:style>
    <style:style style:name="T1" style:family="text">
      <style:text-properties officeooo:rsid="0011c5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ymagania funkcjonalne:</text:p>
      <text:p text:style-name="P1">1. Moduł Klienta</text:p>
      <text:p text:style-name="P1">2. Moduł Administratora</text:p>
      <text:p text:style-name="P2">3. Moduł Systemu</text:p>
      <text:p text:style-name="P1"/>
      <text:p text:style-name="P1">Ad 1. Moduł Klienta</text:p>
      <text:list xml:id="list1740800727" text:style-name="L1">
        <text:list-item>
          <text:p text:style-name="P8">Składanie rezerwacji przez klienta</text:p>
        </text:list-item>
        <text:list-item>
          <text:p text:style-name="P8">Usuwanie rezerwacji przez klienta zarejestrowanego</text:p>
        </text:list-item>
        <text:list-item>
          <text:p text:style-name="P8">Modyfikowanie rezerwacji przez klienta zarejestrowanego</text:p>
        </text:list-item>
        <text:list-item>
          <text:p text:style-name="P8">Logowanie</text:p>
        </text:list-item>
        <text:list-item>
          <text:p text:style-name="P8">Rejestracja</text:p>
        </text:list-item>
        <text:list-item>
          <text:p text:style-name="P8">Wylogowanie</text:p>
        </text:list-item>
        <text:list-item>
          <text:p text:style-name="P8">Modyfikowanie danych konta</text:p>
        </text:list-item>
        <text:list-item>
          <text:p text:style-name="P8">Opłacanie rezerwacji</text:p>
        </text:list-item>
        <text:list-item>
          <text:p text:style-name="P8">Przeglądanie rezerwacji</text:p>
        </text:list-item>
        <text:list-item>
          <text:p text:style-name="P8">Przeglądanie typów pokojów</text:p>
        </text:list-item>
      </text:list>
      <text:p text:style-name="P2"/>
      <text:p text:style-name="P2">Ad 2. Moduł Administratora</text:p>
      <text:list xml:id="list3171964760" text:style-name="L2">
        <text:list-item>
          <text:p text:style-name="P9">Przeglądanie rezerwacji</text:p>
        </text:list-item>
        <text:list-item>
          <text:p text:style-name="P9">Logowanie</text:p>
        </text:list-item>
        <text:list-item>
          <text:p text:style-name="P9">Wylogowanie</text:p>
        </text:list-item>
        <text:list-item>
          <text:p text:style-name="P9">Modyfikowanie danych administratora</text:p>
        </text:list-item>
        <text:list-item>
          <text:p text:style-name="P9">Dodanie pokoju</text:p>
        </text:list-item>
        <text:list-item>
          <text:p text:style-name="P9">Dodanie typu pokoju</text:p>
        </text:list-item>
        <text:list-item>
          <text:p text:style-name="P9">Modyfikowanie typu pokoju</text:p>
        </text:list-item>
        <text:list-item>
          <text:p text:style-name="P9">Usunięcie rezerwacji</text:p>
        </text:list-item>
      </text:list>
      <text:p text:style-name="P2"/>
      <text:p text:style-name="P2">Ad 3. Moduł Systemu</text:p>
      <text:list xml:id="list4227397318" text:style-name="L3">
        <text:list-item>
          <text:p text:style-name="P10">Po odpowiednim czasie usunąć rezerwacje nieopłaconą</text:p>
        </text:list-item>
        <text:list-item>
          <text:p text:style-name="P10">Po odpowiednim czasie wysłać email z informacją o nieopłaconej rezerwacji </text:p>
        </text:list-item>
        <text:list-item>
          <text:p text:style-name="P10">Po rezerwacji wysłać powtwierdzenie rezerwacji </text:p>
        </text:list-item>
        <text:list-item>
          <text:p text:style-name="P10">Po rezerwacji system rezerwuje konkretny pokój</text:p>
        </text:list-item>
      </text:list>
      <text:p text:style-name="P2"/>
      <text:p text:style-name="P2"/>
      <text:p text:style-name="P7">Wymagania niefunkcjonalne:</text:p>
      <text:list xml:id="list2697045945" text:style-name="L4">
        <text:list-item>
          <text:p text:style-name="P11">System powinien wykonywać x operacji na sekundę</text:p>
        </text:list-item>
        <text:list-item>
          <text:p text:style-name="P13">Zastosowanie wydajnej struktury danych do przechowywania bazy</text:p>
        </text:list-item>
        <text:list-item>
          <text:p text:style-name="P13">Odpowiednio zaimplementowane indeksy</text:p>
        </text:list-item>
        <text:list-item>
          <text:p text:style-name="P13">Ergonamia triggerów</text:p>
        </text:list-item>
        <text:list-item>
          <text:p text:style-name="P13">Operacja rezerwacji jest atomowa, spójna i izolowana</text:p>
        </text:list-item>
        <text:list-item>
          <text:p text:style-name="P11">System powinien mieć możliwość przechowywania dowolnej liczby użytkowników, rezerwacji, pokojów, typów pokojów i pozostałych elementów.</text:p>
        </text:list-item>
        <text:list-item>
          <text:p text:style-name="P11">Baza powinna być zainstalowana na odpowiednim serwerze</text:p>
        </text:list-item>
        <text:list-item>
          <text:p text:style-name="P11">W razie awarii nie tracimy danych bo przechowujemy je na równoległych serwerach (RAID automatycznie zapisuje dane na dwóch serwerach)</text:p>
        </text:list-item>
        <text:list-item>
          <text:p text:style-name="P13">Przechowujemy hashe haseł</text:p>
        </text:list-item>
        <text:list-item>
          <text:p text:style-name="P13">Czytelny interfejs użytkownika</text:p>
        </text:list-item>
        <text:list-item>
          <text:p text:style-name="P13">Łatwy w obsłudze interfejs użytkownika</text:p>
        </text:list-item>
        <text:list-item>
          <text:p text:style-name="P13">Intuicyjnie pogrupowane funkcje</text:p>
        </text:list-item>
      </text:list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Kiedy użytkownik składa rezerwacje na pokój sprawdzamy selectem po kluczu obcym room_type czy jak to się tam nazywa ,w tabeli room a w wyniku otrzymujemy liste pokojów i względem tego pokoju</text:p>
      <text:p text:style-name="P3"/>
      <text:p text:style-name="P7">CREATE VIEW selected_rooms AS </text:p>
      <text:p text:style-name="P4">SELECT(room_no) FROM <text:span text:style-name="T1">room </text:span>JOIN room_type ON <text:span text:style-name="T1">room</text:span>.type_id == room_type.type_id WHERE odczytany typ pokoju z składanej rezerwacji == type_id</text:p>
      <text:p text:style-name="P4"/>
      <text:p text:style-name="P6">SELECT(room_no) FROM <text:span text:style-name="T1">selected_rooms</text:span> JOIN reservation on <text:span text:style-name="T1">selected_rooms</text:span>.room_no == reservation.room_no</text:p>
      <text:p text:style-name="P6">WHERE (NOT (pobrana.arrival_date &lt; reservation.departure_date AND pobrana.arrival_date &gt; reservation.arrival_date))</text:p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25:12.911310830</meta:creation-date>
    <dc:date>2017-11-09T15:34:52.398280988</dc:date>
    <meta:editing-duration>PT6M58S</meta:editing-duration>
    <meta:editing-cycles>1</meta:editing-cycles>
    <meta:generator>LibreOffice/5.3.7.2.0$Linux_X86_64 LibreOffice_project/30$Build-2</meta:generator>
    <meta:document-statistic meta:table-count="0" meta:image-count="0" meta:object-count="0" meta:page-count="2" meta:paragraph-count="47" meta:word-count="282" meta:character-count="2114" meta:non-whitespace-character-count="1910"/>
  </office:meta>
</office:document-meta>
</file>